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draw:marker-start-width="0.227cm" draw:marker-end-width="0.227cm" draw:fill="none" draw:textarea-horizontal-align="justify" draw:textarea-vertical-align="middle" draw:auto-grow-height="false" fo:min-height="0.494cm" fo:min-width="2.276cm" fo:padding-top="0.134cm" fo:padding-bottom="0.134cm" fo:padding-left="0.259cm" fo:padding-right="0.25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018cm" draw:marker-start-width="0.227cm" draw:marker-end-width="0.227cm" draw:fill="none" draw:textarea-horizontal-align="justify" draw:textarea-vertical-align="middle" draw:auto-grow-height="false" fo:min-height="0.478cm" fo:min-width="0.228cm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0.478cm" fo:min-width="2.006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0.478cm" fo:min-width="0.228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5cm" fo:min-width="0cm"/>
    </style:style>
    <style:style style:name="gr7" style:family="graphic" style:parent-style-name="standard">
      <style:graphic-properties draw:stroke="solid" svg:stroke-width="0.018cm" draw:marker-start-width="0.227cm" draw:marker-end-width="0.227cm" draw:fill="none" draw:textarea-horizontal-align="justify" draw:textarea-vertical-align="middle" draw:auto-grow-height="false" fo:min-height="0.494cm" fo:min-width="0.65cm" fo:padding-top="0.134cm" fo:padding-bottom="0.134cm" fo:padding-left="0.259cm" fo:padding-right="0.259cm"/>
    </style:style>
    <style:style style:name="gr8" style:family="graphic" style:parent-style-name="standard">
      <style:graphic-properties draw:stroke="solid" svg:stroke-width="0.018cm" draw:marker-start-width="0.227cm" draw:marker-end-width="0.227cm" draw:fill="none" draw:textarea-horizontal-align="justify" draw:textarea-vertical-align="middle" draw:auto-grow-height="false" fo:min-height="0.494cm" fo:min-width="3.038cm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0.762cm" svg:x="4.778cm" svg:y="3.032cm"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51cm" svg:height="0.962cm" svg:x="2.707cm" svg:y="1.635cm">
          <draw:text-box>
            <text:p>Hashtable</text:p>
          </draw:text-box>
        </draw:frame>
        <draw:frame draw:style-name="gr2" draw:text-style-name="P4" draw:layer="layout" svg:width="1.357cm" svg:height="0.806cm" svg:x="1.356cm" svg:y="2.932cm">
          <draw:text-box>
            <text:p text:style-name="P3"><text:span text:style-name="T1">T[0]</text:span></text:p>
          </draw:text-box>
        </draw:frame>
        <draw:custom-shape draw:style-name="gr1" draw:text-style-name="P1" draw:layer="layout" svg:width="2.794cm" svg:height="0.762cm" svg:x="4.778cm" svg:y="3.794cm"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0.762cm" svg:x="4.778cm" svg:y="4.556cm"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0.762cm" svg:x="4.778cm" svg:y="5.318cm"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0.762cm" svg:x="4.778cm" svg:y="6.08cm"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0.762cm" svg:x="4.778cm" svg:y="6.842cm"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0.762cm" svg:x="4.778cm" svg:y="7.604cm">
          <text:p text:style-name="P5"><text:span text:style-name="T1">Azerbaija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0.762cm" svg:x="4.778cm" svg:y="8.366cm">
          <text:p text:style-name="P5"><text:span text:style-name="T1">Austri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0.762cm" svg:x="4.778cm" svg:y="9.128cm"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0.762cm" svg:x="4.778cm" svg:y="9.89cm">
          <text:p text:style-name="P5"><text:span text:style-name="T1">Belgiu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0.762cm" svg:x="4.778cm" svg:y="10.652cm">
          <text:p text:style-name="P5"><text:span text:style-name="T1">Netherland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762cm" svg:x="2.778cm" svg:y="3.032cm"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762cm" svg:x="2.778cm" svg:y="3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762cm" svg:x="2.778cm" svg:y="4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762cm" svg:x="2.778cm" svg:y="5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762cm" svg:x="2.778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762cm" svg:x="2.778cm" svg:y="6.8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762cm" svg:x="2.778cm" svg:y="7.6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762cm" svg:x="2.778cm" svg:y="8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762cm" svg:x="2.778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762cm" svg:x="2.778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762cm" svg:x="2.778cm" svg:y="10.6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762cm" svg:x="10.936cm" svg:y="8.366cm">
          <text:p text:style-name="P5"><text:span text:style-name="T1">Azerbaija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62cm" svg:height="0.762cm" svg:x="13.476cm" svg:y="8.36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357cm" svg:height="0.806cm" svg:x="1.357cm" svg:y="3.732cm">
          <draw:text-box>
            <text:p text:style-name="P3"><text:span text:style-name="T1">T[1]</text:span></text:p>
          </draw:text-box>
        </draw:frame>
        <draw:frame draw:style-name="gr2" draw:text-style-name="P4" draw:layer="layout" svg:width="1.357cm" svg:height="0.806cm" svg:x="1.357cm" svg:y="4.532cm">
          <draw:text-box>
            <text:p text:style-name="P3"><text:span text:style-name="T1">T[2]</text:span></text:p>
          </draw:text-box>
        </draw:frame>
        <draw:frame draw:style-name="gr2" draw:text-style-name="P4" draw:layer="layout" svg:width="1.357cm" svg:height="0.806cm" svg:x="1.357cm" svg:y="5.232cm">
          <draw:text-box>
            <text:p text:style-name="P3"><text:span text:style-name="T1">T[3]</text:span></text:p>
          </draw:text-box>
        </draw:frame>
        <draw:frame draw:style-name="gr2" draw:text-style-name="P4" draw:layer="layout" svg:width="1.357cm" svg:height="0.806cm" svg:x="1.357cm" svg:y="6.032cm">
          <draw:text-box>
            <text:p text:style-name="P3"><text:span text:style-name="T1">T[4]</text:span></text:p>
          </draw:text-box>
        </draw:frame>
        <draw:frame draw:style-name="gr2" draw:text-style-name="P4" draw:layer="layout" svg:width="1.357cm" svg:height="0.806cm" svg:x="1.357cm" svg:y="6.732cm">
          <draw:text-box>
            <text:p text:style-name="P3"><text:span text:style-name="T1">T[5]</text:span></text:p>
          </draw:text-box>
        </draw:frame>
        <draw:frame draw:style-name="gr2" draw:text-style-name="P4" draw:layer="layout" svg:width="1.357cm" svg:height="0.806cm" svg:x="1.357cm" svg:y="7.532cm">
          <draw:text-box>
            <text:p text:style-name="P3"><text:span text:style-name="T1">T[6]</text:span></text:p>
          </draw:text-box>
        </draw:frame>
        <draw:frame draw:style-name="gr2" draw:text-style-name="P4" draw:layer="layout" svg:width="1.357cm" svg:height="0.806cm" svg:x="1.357cm" svg:y="8.332cm">
          <draw:text-box>
            <text:p text:style-name="P3"><text:span text:style-name="T1">T[7]</text:span></text:p>
          </draw:text-box>
        </draw:frame>
        <draw:frame draw:style-name="gr2" draw:text-style-name="P4" draw:layer="layout" svg:width="1.357cm" svg:height="0.806cm" svg:x="1.357cm" svg:y="9.132cm">
          <draw:text-box>
            <text:p text:style-name="P3"><text:span text:style-name="T1">T[8]</text:span></text:p>
          </draw:text-box>
        </draw:frame>
        <draw:frame draw:style-name="gr2" draw:text-style-name="P4" draw:layer="layout" svg:width="1.357cm" svg:height="0.806cm" svg:x="1.357cm" svg:y="9.832cm">
          <draw:text-box>
            <text:p text:style-name="P3"><text:span text:style-name="T1">T[9]</text:span></text:p>
          </draw:text-box>
        </draw:frame>
        <draw:frame draw:style-name="gr6" draw:text-style-name="P4" draw:layer="layout" svg:width="1.645cm" svg:height="0.806cm" svg:x="1.357cm" svg:y="10.632cm">
          <draw:text-box>
            <text:p text:style-name="P3"><text:span text:style-name="T1">T[10]</text:span></text:p>
          </draw:text-box>
        </draw:frame>
        <draw:custom-shape draw:style-name="gr7" draw:text-style-name="P1" draw:layer="layout" svg:width="1.168cm" svg:height="0.762cm" svg:x="7.572cm" svg:y="3.032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68cm" svg:height="0.762cm" svg:x="7.572cm" svg:y="3.794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68cm" svg:height="0.762cm" svg:x="7.572cm" svg:y="4.556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68cm" svg:height="0.762cm" svg:x="7.572cm" svg:y="5.318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68cm" svg:height="0.762cm" svg:x="7.572cm" svg:y="6.08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68cm" svg:height="0.762cm" svg:x="7.572cm" svg:y="6.842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68cm" svg:height="0.762cm" svg:x="7.572cm" svg:y="7.604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68cm" svg:height="0.762cm" svg:x="7.572cm" svg:y="8.366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68cm" svg:height="0.762cm" svg:x="7.572cm" svg:y="9.132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68cm" svg:height="0.762cm" svg:x="7.572cm" svg:y="9.894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68cm" svg:height="0.762cm" svg:x="7.572cm" svg:y="10.656cm">
          <text:p text:style-name="P6">17.2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56cm" svg:height="0.762cm" svg:x="2.778cm" svg:y="0.83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14T20:50:22.037000000</meta:creation-date>
    <dc:date>2021-11-15T02:20:51.582000000</dc:date>
    <meta:editing-duration>PT1H38M36S</meta:editing-duration>
    <meta:editing-cycles>1</meta:editing-cycles>
    <meta:document-statistic meta:object-count="48"/>
    <meta:generator>LibreOffice/6.3.2.2$Windows_X86_64 LibreOffice_project/98b30e735bda24bc04ab42594c85f7fd8be07b9c</meta:generator>
  </office:meta>
</office:document-meta>
</file>